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3cm"/>
    </style:style>
    <style:style style:name="co11" style:family="table-column">
      <style:table-column-properties fo:break-before="auto" style:column-width="1.976cm"/>
    </style:style>
    <style:style style:name="co12" style:family="table-column">
      <style:table-column-properties fo:break-before="auto" style:column-width="1.685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986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0.658cm"/>
    </style:style>
    <style:style style:name="co21" style:family="table-column">
      <style:table-column-properties fo:break-before="auto" style:column-width="2.177cm"/>
    </style:style>
    <style:style style:name="co22" style:family="table-column">
      <style:table-column-properties fo:break-before="auto" style:column-width="6.479cm"/>
    </style:style>
    <style:style style:name="co23" style:family="table-column">
      <style:table-column-properties fo:break-before="auto" style:column-width="1.842cm"/>
    </style:style>
    <style:style style:name="co24" style:family="table-column">
      <style:table-column-properties fo:break-before="auto" style:column-width="1.924cm"/>
    </style:style>
    <style:style style:name="co25" style:family="table-column">
      <style:table-column-properties fo:break-before="auto" style:column-width="0.272cm"/>
    </style:style>
    <style:style style:name="co26" style:family="table-column">
      <style:table-column-properties fo:break-before="auto" style:column-width="2.45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6.549cm"/>
    </style:style>
    <style:style style:name="co29" style:family="table-column">
      <style:table-column-properties fo:break-before="auto" style:column-width="2.111cm"/>
    </style:style>
    <style:style style:name="co30" style:family="table-column">
      <style:table-column-properties fo:break-before="auto" style:column-width="2.237cm"/>
    </style:style>
    <style:style style:name="co31" style:family="table-column">
      <style:table-column-properties fo:break-before="auto" style:column-width="5.048cm"/>
    </style:style>
    <style:style style:name="co32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9500" calcext:value-type="float">
            <text:p>9.500,00</text:p>
          </table:table-cell>
          <table:table-cell table:style-name="ce14" table:formula="of:=[.E15]-[.F15]" office:value-type="float" office:value="0" calcext:value-type="float">
            <text:p>0,00</text:p>
          </table:table-cell>
          <table:table-cell table:style-name="ce14"/>
          <table:table-cell table:style-name="ce141" table:formula="of:=[.F15]*[.I14]" office:value-type="float" office:value="1543.75" calcext:value-type="float">
            <text:p>1.543,75</text:p>
          </table:table-cell>
          <table:table-cell table:style-name="ce141" table:formula="of:=[.F15]*[.J14]" office:value-type="float" office:value="1543.75" calcext:value-type="float">
            <text:p>1.543,75</text:p>
          </table:table-cell>
          <table:table-cell table:style-name="ce141" table:formula="of:=[.F15]*[.K14]" office:value-type="float" office:value="712.5" calcext:value-type="float">
            <text:p>712,50</text:p>
          </table:table-cell>
          <table:table-cell table:style-name="ce141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8000" calcext:value-type="float">
            <text:p>78.000,00</text:p>
          </table:table-cell>
          <table:table-cell table:style-name="ce141" table:formula="of:=[.G19]+[.G15]+[.G10]+[.G6]+[.G7]" office:value-type="float" office:value="0" calcext:value-type="float">
            <text:p>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183.25" calcext:value-type="float">
            <text:p>19.183,25</text:p>
          </table:table-cell>
          <table:table-cell table:style-name="ce141" table:formula="of:=[.J19]+[.J15]+[.J10]+[.J6]+[.J7]" office:value-type="float" office:value="19183.25" calcext:value-type="float">
            <text:p>19.183,25</text:p>
          </table:table-cell>
          <table:table-cell table:style-name="ce141" table:formula="of:=[.K19]+[.K15]+[.K10]+[.K6]+[.K7]" office:value-type="float" office:value="14775" calcext:value-type="float">
            <text:p>14.775,00</text:p>
          </table:table-cell>
          <table:table-cell table:style-name="ce141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8 Ls" table:style-name="ta1">
        <table:table-column table:style-name="co9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number-columns-repeated="2" table:style-name="ce54" office:value-type="float" office:value="44000" calcext:value-type="float">
            <text:p>44.000,00</text:p>
          </table:table-cell>
          <table:table-cell table:style-name="ce54" table:formula="of:=[.C6]-[.D6]" office:value-type="float" office:value="0" calcext:value-type="float">
            <text:p>0,00</text:p>
          </table:table-cell>
          <table:table-cell table:style-name="ce54"/>
          <table:table-cell table:style-name="ce54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/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0" calcext:value-type="float">
            <text:p>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<text:s/>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1"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6" table:default-cell-style-name="ce52"/>
        <table:table-column table:style-name="co17" table:default-cell-style-name="ce9"/>
        <table:table-column table:style-name="co18" table:default-cell-style-name="Default"/>
        <table:table-column table:style-name="co19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107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/>
          <table:table-cell table:style-name="ce57"/>
          <table:table-cell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number-columns-repeated="2" table:style-name="ce55" office:value-type="float" office:value="9500" calcext:value-type="float">
            <text:p>9.500,00</text:p>
          </table:table-cell>
          <table:table-cell table:style-name="ce54" table:formula="of:=[.C19]-[.D19]" office:value-type="float" office:value="0" calcext:value-type="float">
            <text:p>0,00</text:p>
          </table:table-cell>
          <table:table-cell table:style-name="ce56"/>
          <table:table-cell table:style-name="ce54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9500" calcext:value-type="float">
            <text:p>9.500,00</text:p>
          </table:table-cell>
          <table:table-cell table:style-name="ce107" table:formula="of:=SUM([.E19:.E20])" office:value-type="float" office:value="0" calcext:value-type="float">
            <text:p>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/>
          <table:table-cell table:style-name="ce16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59"/>
          <table:table-cell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57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57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57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94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2 Slnk" table:style-name="ta1"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62"/>
        <table:table-column table:style-name="co24" table:default-cell-style-name="ce133"/>
        <table:table-column table:style-name="co25" table:default-cell-style-name="ce62"/>
        <table:table-column table:style-name="co26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8:.D61])" office:value-type="float" office:value="83108.74" calcext:value-type="float">
            <text:p>83.108,74</text:p>
          </table:table-cell>
          <table:table-cell table:formula="of:=SUM([.E8:.E59])" office:value-type="float" office:value="110765" calcext:value-type="float">
            <text:p>110.765,00</text:p>
          </table:table-cell>
          <table:table-cell table:style-name="ce58"/>
          <table:table-cell table:style-name="ce130" table:formula="of:=[.G6]-[.D1]+[.E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38" office:value-type="float" office:value="5000" calcext:value-type="float">
            <text:p>5.000,00</text:p>
          </table:table-cell>
          <table:table-cell table:style-name="ce14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29]-[.D29]+[.G28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0]-[.D30]+[.G29]" office:value-type="float" office:value="-53945.34" calcext:value-type="float">
            <text:p>-53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1]-[.D31]+[.G30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2]-[.D32]+[.G31]" office:value-type="float" office:value="-64945.34" calcext:value-type="float">
            <text:p>-64.945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3]-[.D33]+[.G32]" office:value-type="float" office:value="-71584.84" calcext:value-type="float">
            <text:p>-71.584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543.75" calcext:value-type="float">
            <text:p>1.543,75</text:p>
          </table:table-cell>
          <table:table-cell table:number-columns-repeated="2"/>
          <table:table-cell table:style-name="ce147" table:formula="of:=[.E34]-[.D34]+[.G33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5]-[.D35]+[.G34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6]-[.D36]+[.G35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7]-[.D37]+[.G36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8]-[.D38]+[.G37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9]-[.D39]+[.G38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0]-[.D40]+[.G39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41]-[.D41]+[.G40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2]-[.D42]+[.G41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3]-[.D43]+[.G42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4]-[.D44]+[.G43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5]-[.D45]+[.G44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6]-[.D46]+[.G45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7]-[.D47]+[.G46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144"/>
          <table:table-cell/>
          <table:table-cell table:style-name="ce147" table:formula="of:=[.E48]-[.D48]+[.G47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144"/>
          <table:table-cell/>
          <table:table-cell table:style-name="ce147" table:formula="of:=[.E49]-[.D49]+[.G48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50]-[.D50]+[.G49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51]-[.D51]+[.G50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2]-[.D52]+[.G51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53]-[.D53]+[.G52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 table:style-name="ce94"/>
        </table:table-row>
        <table:table-row table:style-name="ro2">
          <table:table-cell table:style-name="ce94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164" table:formula="of:=[.E16]-[.C17]+[.D17]" office:value-type="float" office:value="-20695.8" calcext:value-type="float">
            <text:p>-20.695,80</text:p>
          </table:table-cell>
          <table:table-cell table:style-name="ce9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5 Nzn" table:style-name="ta1"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ce144"/>
        <table:table-column table:style-name="co30" table:default-cell-style-name="ce144"/>
        <table:table-column table:style-name="co9" table:default-cell-style-name="Default"/>
        <table:table-row table:style-name="ro1" table:number-rows-repeated="6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11:.C19])" office:value-type="float" office:value="13858.5" calcext:value-type="float">
            <text:p>13.858,5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/>
          <table:table-cell table:style-name="ce117"/>
          <table:table-cell table:style-name="ce163"/>
          <table:table-cell table:style-name="ce163" table:formula="of:=-[.C11]" office:value-type="float" office:value="-0" calcext:value-type="float">
            <text:p>,0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11]-[.C12]+[.D12]" office:value-type="float" office:value="-8158.5" calcext:value-type="float">
            <text:p>-8.158,5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700" calcext:value-type="float">
            <text:p>5.700,00</text:p>
          </table:table-cell>
          <table:table-cell table:style-name="ce168"/>
          <table:table-cell table:style-name="ce164" table:formula="of:=[.E12]-[.C13]+[.D13]" office:value-type="float" office:value="-13858.5" calcext:value-type="float">
            <text:p>-13.858,50</text:p>
          </table:table-cell>
          <table:table-cell table:style-name="ce188"/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4]+[.C5]-[.D5]" office:value-type="float" office:value="0" calcext:value-type="float">
            <text:p>,00</text:p>
          </table:table-cell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5]+[.C6]-[.D6]" office:value-type="float" office:value="0" calcext:value-type="float">
            <text:p>,00</text:p>
          </table:table-cell>
        </table:table-row>
        <table:table-row table:style-name="ro2">
          <table:table-cell/>
          <table:table-cell table:style-name="ce74"/>
          <table:table-cell table:style-name="ce169"/>
          <table:table-cell table:style-name="ce162"/>
          <table:table-cell table:style-name="ce164" table:formula="of:=[.E6]+[.C7]-[.D7]" office:value-type="float" office:value="0" calcext:value-type="float">
            <text:p>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11000" calcext:value-type="float">
            <text:p>11.00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14062.5" calcext:value-type="float">
            <text:p>14.062,5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712.5" calcext:value-type="float">
            <text:p>712,50</text:p>
          </table:table-cell>
          <table:table-cell table:style-name="ce162"/>
          <table:table-cell table:style-name="ce164" table:formula="of:=[.E9]+[.C10]-[.D10]" office:value-type="float" office:value="14775" calcext:value-type="float">
            <text:p>14.775,0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E10]+[.C11]-[.D11]" office:value-type="float" office:value="-61245.83" calcext:value-type="float">
            <text:p>-61.245,8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82013.43" calcext:value-type="float">
            <text:p>-82.013,43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13]" office:value-type="float" office:value="-13858.5" calcext:value-type="float">
            <text:p>-13.858,50</text:p>
          </table:table-cell>
          <table:table-cell table:style-name="ce164"/>
          <table:table-cell table:style-name="ce164" table:formula="of:=[.E12]+[.C13]-[.D13]" office:value-type="float" office:value="-95871.93" calcext:value-type="float">
            <text:p>-95.871,93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95871.93" calcext:value-type="float">
            <text:p>-95.871,93</text:p>
          </table:table-cell>
        </table:table-row>
        <table:table-row table:style-name="ro2" table:number-rows-repeated="5">
          <table:table-cell table:style-name="ce94"/>
          <table:table-cell table:number-columns-repeated="3"/>
          <table:table-cell table:style-name="ce164"/>
        </table:table-row>
        <table:table-row table:style-name="ro2" table:number-rows-repeated="2">
          <table:table-cell table:number-columns-repeated="4"/>
          <table:table-cell table:style-name="ce164"/>
        </table:table-row>
        <table:table-row table:style-name="ro2" table:number-rows-repeated="8">
          <table:table-cell table:style-name="ce94"/>
          <table:table-cell table:number-columns-repeated="3"/>
          <table:table-cell table:style-name="ce164"/>
        </table:table-row>
        <table:table-row table:style-name="ro2" table:number-rows-repeated="13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09:14:49.09574914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0-12-16T10:05:33.181106042</dc:date>
    <meta:editing-duration>PT18H30M34S</meta:editing-duration>
    <meta:editing-cycles>106</meta:editing-cycles>
    <meta:generator>LibreOffice/7.0.1.2$Linux_X86_64 LibreOffice_project/7cbcfc562f6eb6708b5ff7d7397325de9e764452</meta:generator>
    <meta:print-date>2020-12-08T15:09:42.172123578</meta:print-date>
    <meta:document-statistic meta:table-count="7" meta:cell-count="482" meta:object-count="0"/>
  </office:meta>
</office:document-meta>
</file>